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.9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1.924cm"/>
      <style:paragraph-properties style:writing-mode="lr-tb"/>
    </style:style>
    <style:style style:name="gr3" style:family="graphic" style:parent-style-name="standard">
      <style:graphic-properties draw:fill-color="#ff972f" draw:textarea-horizontal-align="justify" draw:textarea-vertical-align="middle" draw:auto-grow-height="false" fo:min-height="0.563cm" fo:min-width="10.241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0.893cm" fo:min-width="1.924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0.563cm" fo:min-width="4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2.711cm" fo:min-width="1.924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="Rounded_20_short_20_Arrow" draw:marker-end-width="0.359cm" draw:fill="solid" draw:textarea-vertical-align="middle" fo:padding-top="0.178cm" fo:padding-bottom="0.178cm" fo:padding-left="0.303cm" fo:padding-right="0.303cm" draw:shadow="hidden"/>
    </style:style>
    <style:style style:name="gr9" style:family="graphic" style:parent-style-name="objectwithoutfill">
      <style:graphic-properties svg:stroke-width="0.106cm" svg:stroke-color="#3465a4" draw:marker-start-width="0.359cm" draw:marker-end="Rounded_20_short_20_Arrow" draw:marker-end-width="0.359cm" draw:fill="solid" draw:textarea-vertical-align="middle" fo:padding-top="0.178cm" fo:padding-bottom="0.178cm" fo:padding-left="0.303cm" fo:padding-right="0.303cm" draw:shadow="hidden"/>
    </style:style>
    <style:style style:name="gr10" style:family="graphic" style:parent-style-name="standard">
      <style:graphic-properties svg:stroke-width="0.035cm" draw:marker-start-width="0.252cm" draw:marker-end-width="0.252cm" draw:fill="solid" draw:fill-color="#ffffff" draw:opacity="100%" draw:textarea-horizontal-align="justify" draw:textarea-vertical-align="middle" draw:auto-grow-height="false" fo:min-height="2.288cm" fo:min-width="1.14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-width="0.252cm" draw:marker-end-width="0.252cm" draw:fill="solid" draw:fill-color="#ffffff" draw:opacity="100%" draw:textarea-horizontal-align="justify" draw:textarea-vertical-align="middle" draw:auto-grow-height="false" fo:min-height="2.287cm" fo:min-width="1.143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252cm" draw:marker-end-width="0.252cm" draw:fill="solid" draw:fill-color="#ffffff" draw:opacity="100%" draw:textarea-horizontal-align="justify" draw:textarea-vertical-align="middle" draw:auto-grow-height="false" fo:min-height="2.288cm" fo:min-width="1.142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199cm" fo:min-width="0.04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b66c" draw:textarea-horizontal-align="justify" draw:textarea-vertical-align="middle" draw:auto-grow-height="false" fo:min-height="0.199cm" fo:min-width="0.04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972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77bc65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ffff" draw:opacity="100%"/>
      <style:paragraph-properties fo:text-align="center"/>
    </style:style>
    <style:style style:name="P8" style:family="paragraph"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solid" draw:fill-color="#ffffff" draw:opacity="100%"/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1pt" style:font-size-asian="11pt" style:font-size-complex="11pt"/>
    </style:style>
    <style:style style:name="P12" style:family="paragraph">
      <loext:graphic-properties draw:fill-color="#cccccc"/>
      <style:paragraph-properties fo:text-align="center" style:writing-mode="lr-tb"/>
      <style:text-properties fo:font-size="11pt" style:font-size-asian="11pt" style:font-size-complex="11pt"/>
    </style:style>
    <style:style style:name="P13" style:family="paragraph">
      <loext:graphic-properties draw:fill="none"/>
      <style:paragraph-properties fo:text-align="end"/>
    </style:style>
    <style:style style:name="P14" style:family="paragraph">
      <loext:graphic-properties draw:fill-color="#ffb66c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25cm" svg:height="1.143cm" svg:x="4.605cm" svg:y="12.684cm">
          <text:p text:style-name="P1"><text:span text:style-name="T1">CPU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25cm" svg:height="1.143cm" svg:x="7.373cm" svg:y="12.684cm">
          <text:p text:style-name="P1"><text:span text:style-name="T1">CPU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24cm" svg:height="1.143cm" svg:x="10.142cm" svg:y="12.684cm">
          <text:p text:style-name="P1"><text:span text:style-name="T1">CPU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24cm" svg:height="1.143cm" svg:x="12.91cm" svg:y="12.684cm">
          <text:p text:style-name="P1"><text:span text:style-name="T1">CPU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.741cm" svg:height="0.813cm" svg:x="4.605cm" svg:y="11.587cm">
          <text:p text:style-name="P1"><text:span text:style-name="T1">Fiasco.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424cm" svg:height="1.143cm" svg:x="10.142cm" svg:y="10.184cm">
          <text:p text:style-name="P1"><text:span text:style-name="T1">vCPU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424cm" svg:height="1.143cm" svg:x="12.91cm" svg:y="10.184cm">
          <text:p text:style-name="P1"><text:span text:style-name="T1">vCPU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13cm" svg:height="0.813cm" svg:x="10.133cm" svg:y="9.087cm">
          <text:p text:style-name="P1"><text:span text:style-name="T1">L</text:span><text:span text:style-name="T2">4</text:span><text:span text:style-name="T1">Lin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921cm" svg:height="1.199cm" svg:x="4.429cm" svg:y="7.34cm">
          <draw:text-box>
            <text:p text:style-name="P4"><text:span text:style-name="T3">decoupled thread</text:span></text:p>
          </draw:text-box>
        </draw:frame>
        <draw:custom-shape draw:style-name="gr7" draw:text-style-name="P3" draw:layer="layout" svg:width="2.424cm" svg:height="2.961cm" svg:x="10.142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424cm" svg:height="1.199cm" svg:x="10.142cm" svg:y="5.04cm">
          <draw:text-box>
            <text:p text:style-name="P4"><text:span text:style-name="T3">scanner</text:span></text:p>
          </draw:text-box>
        </draw:frame>
        <draw:path draw:style-name="gr8" draw:text-style-name="P6" draw:layer="layout" svg:width="0.454cm" svg:height="1.344cm" draw:transform="skewX (0.541052068118242) rotate (-2.4007003861182) translate (11.7340906822432cm 8.09899297108239cm)" svg:viewBox="0 0 455 1345" svg:d="M0 1345c493-2 173-389 173-389 0 0-345-459 86-373 432 87 14-583 14-583">
          <text:p/>
        </draw:path>
        <draw:frame draw:style-name="gr6" draw:text-style-name="P5" draw:layer="layout" svg:width="2.424cm" svg:height="1.199cm" svg:x="12.242cm" svg:y="4.84cm">
          <draw:text-box>
            <text:p text:style-name="P4"><text:span text:style-name="T3">memsc</text:span></text:p>
            <text:p text:style-name="P4"><text:span text:style-name="T3">worker</text:span></text:p>
          </draw:text-box>
        </draw:frame>
        <draw:frame draw:style-name="gr6" draw:text-style-name="P5" draw:layer="layout" svg:width="2.425cm" svg:height="1.199cm" svg:x="13.764cm" svg:y="4.841cm">
          <draw:text-box>
            <text:p text:style-name="P4"><text:span text:style-name="T3">kernel</text:span></text:p>
            <text:p text:style-name="P4"><text:span text:style-name="T3">context</text:span></text:p>
          </draw:text-box>
        </draw:frame>
        <draw:custom-shape draw:style-name="gr7" draw:text-style-name="P3" draw:layer="layout" svg:width="2.424cm" svg:height="2.961cm" svg:x="4.642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" draw:text-style-name="P6" draw:layer="layout" svg:width="0.454cm" svg:height="1.344cm" draw:transform="skewX (0.541052068118242) rotate (-2.4007003861182) translate (6.23409068224318cm 10.5989929710824cm)" svg:viewBox="0 0 455 1345" svg:d="M0 1345c493-2 173-389 173-389 0 0-345-459 86-373 432 87 14-583 14-583">
          <text:p/>
        </draw:path>
        <draw:custom-shape draw:style-name="gr7" draw:text-style-name="P3" draw:layer="layout" svg:width="2.424cm" svg:height="2.961cm" svg:x="12.942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" draw:text-style-name="P6" draw:layer="layout" svg:width="0.454cm" svg:height="1.344cm" draw:transform="skewX (0.541052068118242) rotate (-2.4007003861182) translate (14.0340906822432cm 8.09899297108239cm)" svg:viewBox="0 0 455 1345" svg:d="M0 1345c493-2 173-389 173-389 0 0-345-459 86-373 432 87 14-583 14-583">
          <text:p/>
        </draw:path>
        <draw:path draw:style-name="gr9" draw:text-style-name="P6" draw:layer="layout" svg:width="0.454cm" svg:height="1.344cm" draw:transform="skewX (0.541052068118242) rotate (-2.4007003861182) translate (15.0170906822432cm 8.07399297108239cm)" svg:viewBox="0 0 455 1345" svg:d="M0 1345c493-2 173-389 173-389 0 0-345-459 86-373 432 87 14-583 14-583">
          <text:p/>
        </draw:path>
        <draw:custom-shape draw:style-name="gr10" draw:text-style-name="P7" draw:layer="layout" svg:width="1.818cm" svg:height="2.714cm" svg:x="7.305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819cm" svg:height="2.713cm" svg:x="7.084cm" svg:y="3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818cm" svg:height="2.714cm" svg:x="6.864cm" svg:y="4.128cm">
          <text:p text:style-name="P8"><text:span text:style-name="T4">sysp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3" draw:text-style-name="P10" draw:layer="layout" svg:width="0.963cm" svg:height="1.703cm" draw:transform="rotate (2.03453030904979) translate (5.567cm 7.223cm)" svg:viewBox="0 0 964 1704" svg:d="M0 0c1420 0 852 1704 852 1704">
          <text:p/>
        </draw:path>
        <draw:path draw:style-name="gr13" draw:text-style-name="P10" draw:layer="layout" svg:width="1.927cm" svg:height="0.548cm" draw:transform="rotate (3.07509560908881) translate (11.4736484213239cm 5.19170913408472cm)" svg:viewBox="0 0 1928 549" svg:d="M11 0c-178 1157 1917 127 1917 127">
          <text:p/>
        </draw:path>
        <draw:custom-shape draw:style-name="gr14" draw:text-style-name="P12" draw:layer="layout" svg:width="0.762cm" svg:height="0.635cm" svg:x="4.705cm" svg:y="5.226cm">
          <text:p text:style-name="P1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0" draw:layer="layout" svg:width="0.682cm" svg:height="1.305cm" draw:transform="rotate (-1.10706234454) translate (13.1393100438824cm 6.89271883418541cm)" svg:viewBox="0 0 683 1306" svg:d="M0 1306c1136 0 511-1306 511-1306">
          <text:p/>
        </draw:path>
        <draw:path draw:style-name="gr15" draw:text-style-name="P10" draw:layer="layout" svg:width="2.92cm" svg:height="0.711cm" draw:transform="rotate (-1.5707963267949) translate (4.478cm 10.271cm)" svg:viewBox="0 0 2921 712" svg:d="M0 0c508 1524 2921 127 2921 127">
          <text:p/>
        </draw:path>
        <draw:path draw:style-name="gr13" draw:text-style-name="P13" draw:layer="layout" svg:width="7.619cm" svg:height="0.716cm" svg:x="5.875cm" svg:y="14.081cm" svg:viewBox="0 0 7620 717" svg:d="M0 127c0 1397 7620-127 7620-127">
          <text:p/>
        </draw:path>
        <draw:path draw:style-name="gr13" draw:text-style-name="P13" draw:layer="layout" svg:width="2.986cm" svg:height="5.464cm" draw:transform="rotate (-0.484503400353626) translate (15.654cm 8.366cm)" svg:viewBox="0 0 2987 5465" svg:d="M2159 5465c2727 0-2159-5465-2159-5465">
          <text:p/>
        </draw:path>
        <draw:custom-shape draw:style-name="gr14" draw:text-style-name="P12" draw:layer="layout" svg:width="0.762cm" svg:height="0.635cm" svg:x="10.706cm" svg:y="3.626cm">
          <text:p text:style-name="P1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762cm" svg:height="0.635cm" svg:x="12.207cm" svg:y="6.926cm">
          <text:p text:style-name="P1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762cm" svg:height="0.635cm" svg:x="2.706cm" svg:y="11.326cm">
          <text:p text:style-name="P1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762cm" svg:height="0.635cm" svg:x="10.407cm" svg:y="14.726cm">
          <text:p text:style-name="P1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1.143cm" svg:height="0.725cm" svg:x="8.326cm" svg:y="14.108cm">
          <draw:text-box>
            <text:p><text:span text:style-name="T6">IPI</text:span></text:p>
          </draw:text-box>
        </draw:frame>
        <draw:custom-shape draw:style-name="gr16" draw:text-style-name="P14" draw:layer="layout" svg:width="0.762cm" svg:height="0.635cm" svg:x="16.408cm" svg:y="10.626cm">
          <text:p text:style-name="P1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36.093000000</meta:creation-date>
    <meta:generator>LibreOffice/6.4.5.2$Linux_X86_64 LibreOffice_project/40$Build-2</meta:generator>
    <dc:date>2020-08-12T03:44:19.750045152</dc:date>
    <meta:editing-duration>PT1H11M4S</meta:editing-duration>
    <meta:editing-cycles>39</meta:editing-cycles>
    <meta:document-statistic meta:object-count="35"/>
  </office:meta>
</office:document-meta>
</file>